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3943" officeooo:paragraph-rsid="00193943"/>
    </style:style>
    <style:style style:name="P2" style:family="paragraph" style:parent-style-name="Standard">
      <style:paragraph-properties fo:text-align="start" style:justify-single-word="false"/>
      <style:text-properties officeooo:rsid="001a0642" officeooo:paragraph-rsid="001a0642"/>
    </style:style>
    <style:style style:name="P3" style:family="paragraph" style:parent-style-name="Standard">
      <style:paragraph-properties fo:text-align="start" style:justify-single-word="false"/>
      <style:text-properties officeooo:rsid="001c715e" officeooo:paragraph-rsid="001c715e"/>
    </style:style>
    <style:style style:name="P4" style:family="paragraph" style:parent-style-name="Standard">
      <style:paragraph-properties fo:text-align="start" style:justify-single-word="false"/>
      <style:text-properties officeooo:rsid="001a0642" officeooo:paragraph-rsid="001a0642"/>
    </style:style>
    <style:style style:name="P5" style:family="paragraph" style:parent-style-name="Standard">
      <style:paragraph-properties fo:text-align="start" style:justify-single-word="false"/>
      <style:text-properties officeooo:rsid="002095e4" officeooo:paragraph-rsid="002095e4"/>
    </style:style>
    <style:style style:name="P6" style:family="paragraph" style:parent-style-name="Standard">
      <style:paragraph-properties fo:text-align="start" style:justify-single-word="false"/>
      <style:text-properties officeooo:rsid="001cfb2b" officeooo:paragraph-rsid="001cfb2b"/>
    </style:style>
    <style:style style:name="P7" style:family="paragraph" style:parent-style-name="Standard">
      <style:paragraph-properties fo:text-align="start" style:justify-single-word="false"/>
      <style:text-properties officeooo:rsid="00228232" officeooo:paragraph-rsid="00228232"/>
    </style:style>
    <style:style style:name="P8" style:family="paragraph" style:parent-style-name="Standard">
      <style:paragraph-properties fo:text-align="start" style:justify-single-word="false"/>
      <style:text-properties officeooo:rsid="00234d4e" officeooo:paragraph-rsid="00234d4e"/>
    </style:style>
    <style:style style:name="P9" style:family="paragraph" style:parent-style-name="Standard">
      <style:paragraph-properties fo:text-align="start" style:justify-single-word="false"/>
      <style:text-properties officeooo:rsid="0023537a" officeooo:paragraph-rsid="0023537a"/>
    </style:style>
    <style:style style:name="P10" style:family="paragraph" style:parent-style-name="Standard">
      <style:paragraph-properties fo:text-align="start" style:justify-single-word="false"/>
      <style:text-properties officeooo:rsid="0024c82a" officeooo:paragraph-rsid="0024c82a"/>
    </style:style>
    <style:style style:name="T1" style:family="text">
      <style:text-properties officeooo:rsid="001e6206"/>
    </style:style>
    <style:style style:name="T2" style:family="text">
      <style:text-properties officeooo:rsid="002353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cut, od, wc, awk</text:p>
      <text:p text:style-name="P2">Comando cut</text:p>
      <text:p text:style-name="P5">Se encarga de cortar campos o columnas seleccionados de uno o más ficheros</text:p>
      <text:p text:style-name="P3">Vamos a trabajar con la siguiente información para filtrarla:</text:p>
      <text:p text:style-name="P2">2010:Junio:23:Carla:Martínez:Equipo-de-básquet</text:p>
      <text:p text:style-name="P2">2011:Abril:22:Yoel:Alonso:Clases-de-danza</text:p>
      <text:p text:style-name="P2">2009:Febrero:21:Bernat:Molina:Equipo-de-básquet</text:p>
      <text:p text:style-name="P2">2012:Enero:22:Noelia:Bernabeu:Equipo-de-básquet</text:p>
      <text:p text:style-name="P2">2010:Mayo:11:Arnau:Silvestre:Clases-de-judo</text:p>
      <text:p text:style-name="P2">2011:Febrero:23:Lucia:Pérez:Clases-de-danza</text:p>
      <text:p text:style-name="P2">2013:Mayo:20:Gerard:Reverte:Clases-de-judo</text:p>
      <text:p text:style-name="P2">2009:Julio:03:Oriol:López:Clases-de-básquet</text:p>
      <text:p text:style-name="P2">2010:Marzo:02:Isaac:Meler:Club-de-ajedrez</text:p>
      <text:p text:style-name="P2">2012:Octubre:03:Miquel:Roca:Equipo-de-fútbol-sala</text:p>
      <text:p text:style-name="P2">2009:Abril:25:Carmen:Grandes:Clases-de-natación</text:p>
      <text:p text:style-name="P2">2014:Diciembre:30:Andrés:Romero:Club-de-ajedrez</text:p>
      <text:p text:style-name="P2">2010:Enero:25:Irene:García:Clases-de-danza</text:p>
      <text:p text:style-name="P2">2011:Noviembre:22:Isabel:Valle:Equipo-de-fútbol-sala</text:p>
      <text:p text:style-name="P2">2010:Mayo:14:María:Segovia:Equipo-de-básquet</text:p>
      <text:p text:style-name="P3">Haremos un:</text:p>
      <text:p text:style-name="P3">touch cut.txt</text:p>
      <text:p text:style-name="P3">nano cut.txt y pegamos la información dentro<text:line-break/>A continuación filtraremos los nombres y los apellidos de la siguiente manera:</text:p>
      <text:p text:style-name="P3">cut -d “:” -f 4,5 cut.txt</text:p>
      <text:p text:style-name="P3">Nos quedará de la siguiente forma:</text:p>
      <text:p text:style-name="P3"/>
      <text:p text:style-name="P3">Carla:Martínez</text:p>
      <text:p text:style-name="P3">Yoel:Alonso</text:p>
      <text:p text:style-name="P3">Bernat:Molina</text:p>
      <text:p text:style-name="P3">Noelia:Bernabeu</text:p>
      <text:p text:style-name="P3">Arnau:Silvestre</text:p>
      <text:p text:style-name="P3">Lucia:Pérez</text:p>
      <text:p text:style-name="P3">Gerard:Reverte</text:p>
      <text:p text:style-name="P3">Oriol:López</text:p>
      <text:p text:style-name="P3">Isaac:Meler</text:p>
      <text:p text:style-name="P3">Miquel:Roca</text:p>
      <text:p text:style-name="P3">Carmen:Grandes</text:p>
      <text:p text:style-name="P3">Andrés:Romero</text:p>
      <text:p text:style-name="P3">Irene:García</text:p>
      <text:p text:style-name="P3">Isabel:Valle</text:p>
      <text:p text:style-name="P3">María:Segovia</text:p>
      <text:p text:style-name="P3"/>
      <text:p text:style-name="P3">Para hilar más fino lo ordenaremos y sustituiremos los “:” por espacios en blanco</text:p>
      <text:p text:style-name="P3">cut -d ":" -f 4,5 cut.txt | tr -s ':' ' ' | sort</text:p>
      <text:p text:style-name="P3"/>
      <text:p text:style-name="P6">Comando <text:span text:style-name="T1">od</text:span></text:p>
      <text:p text:style-name="P7">Es útil porque nos permite visualizar el contenido byte a byte de los archivos en código ASCII, octal, decimal y hexadecimal</text:p>
      <text:p text:style-name="P7">od -b od.txt :Visualiza el archivo en octal</text:p>
      <text:p text:style-name="P7">od -c od.txt :Visualiza el archivo en ascii</text:p>
      <text:p text:style-name="P7">od -x od .txt: Visualiza el archivo en caracteres hexadecimal.</text:p>
      <text:p text:style-name="P7"/>
      <text:p text:style-name="P7"><text:soft-page-break/>Comando wc:</text:p>
      <text:p text:style-name="P7">Con él podemos contar palabras, letras, bytes o lineas de un archivo :</text:p>
      <text:p text:style-name="P8">Usaremos el fichero de cut para las diferentes pruebas.</text:p>
      <text:p text:style-name="P8">wc -c cut.txt : Nos muestra el número de bytes (703)</text:p>
      <text:p text:style-name="P8">wc -l cut.txt : Nos muestra el número de líneas (15)</text:p>
      <text:p text:style-name="P8">wc -w cut.txt : Nos muestra el número de palabras (15)</text:p>
      <text:p text:style-name="P8">wc cut.txt: Si no ponemos ningún parámetro nos mostrará el número de líneas, de palabras y de bytes (15,15,703)</text:p>
      <text:p text:style-name="P8"/>
      <text:p text:style-name="P8">Comando awk:</text:p>
      <text:p text:style-name="P8">Es un binario de procesamiento de patrones en líneas de texto <text:span text:style-name="T2">y tiene diversas utilidades</text:span></text:p>
      <text:p text:style-name="P9">Por ejemplo, vamos a filtrar los permisos de la carpeta raíz, para ello haremos:</text:p>
      <text:p text:style-name="P9">ls -l / | awk ‘{print $1 }’</text:p>
      <text:p text:style-name="P10">Si por ejemplo queremos mostrar dos campos, como la columna del tamaño, haríamos</text:p>
      <text:p text:style-name="P10">ls -l / | awk '{print$1,$5}'</text:p>
      <text:p text:style-name="P10"/>
      <text:p text:style-name="P9">El delimitador por defecto es el espacio o el tabulador, si por ejemplo está delimitado por : debemos indicarlo.</text:p>
      <text:p text:style-name="P9">Ej: Vamos a mostrar todos los usuarios del directorio /etc/passwd, para ello introduciremos el siguiente comando : cat /etc/passwd | awk -F ':' '{print $1 }'</text:p>
      <text:p text:style-name="P10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3:41:03.258395476</meta:creation-date>
    <dc:date>2021-02-22T13:55:37.009137598</dc:date>
    <meta:editing-duration>PT27M18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61" meta:word-count="350" meta:character-count="2642" meta:non-whitespace-character-count="2353"/>
  </office:meta>
</office:document-meta>
</file>